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0.67cm"/>
    </style:style>
    <style:style style:name="P2" style:family="paragraph" style:parent-style-name="Body_20_Text_20_2">
      <style:paragraph-properties fo:margin-left="0cm" fo:margin-right="0cm" fo:line-height="0.67cm" fo:text-align="justify" style:justify-single-word="false" fo:text-indent="0.953cm" style:auto-text-indent="false"/>
    </style:style>
    <style:style style:name="P3" style:family="paragraph" style:parent-style-name="Body_20_Text_20_2">
      <style:paragraph-properties fo:margin-left="0cm" fo:margin-right="0cm" fo:line-height="0.67cm" fo:text-align="justify" style:justify-single-word="false" fo:text-indent="0.953cm" style:auto-text-indent="false"/>
      <style:text-properties fo:font-size="14pt" fo:font-style="normal" fo:font-weight="normal" style:font-size-asian="14pt" style:font-style-asian="normal" style:font-weight-asian="normal" style:font-size-complex="14pt" style:font-weight-complex="normal"/>
    </style:style>
    <style:style style:name="P4" style:family="paragraph" style:parent-style-name="Standard">
      <style:paragraph-properties fo:line-height="0.67cm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0.67cm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 style:master-page-name="Standard">
      <style:paragraph-properties fo:line-height="0.67cm" fo:text-align="center" style:justify-single-word="false" style:page-number="auto"/>
    </style:style>
    <style:style style:name="T1" style:family="text">
      <style:text-properties fo:text-transform="uppercase" fo:font-size="16pt" fo:font-weight="bold" style:font-size-asian="16pt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font-size="14pt" fo:font-weight="bold" fo:background-color="#0000ff" loext:char-shading-value="0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style:font-size-asian="14pt" style:font-weight-asian="bold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officeooo:rsid="00070506" style:font-size-asian="14pt" style:font-size-complex="14pt"/>
    </style:style>
    <style:style style:name="T7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70506" style:font-size-asian="14pt" style:font-size-complex="14pt"/>
    </style:style>
    <style:style style:name="T10" style:family="text">
      <style:text-properties fo:font-size="14pt" fo:font-style="normal" fo:font-weight="normal" style:font-size-asian="14pt" style:font-style-asian="normal" style:font-weight-asian="normal" style:font-size-complex="14pt" style:font-weight-complex="normal"/>
    </style:style>
    <style:style style:name="T11" style:family="text">
      <style:text-properties fo:font-size="14pt" fo:font-style="normal" fo:font-weight="normal" officeooo:rsid="0008816c" style:font-size-asian="14pt" style:font-style-asian="normal" style:font-weight-asian="normal" style:font-size-complex="14pt" style:font-weight-complex="normal"/>
    </style:style>
    <style:style style:name="T12" style:family="text">
      <style:text-properties fo:font-size="14pt" fo:font-style="normal" fo:font-weight="normal" officeooo:rsid="0008ac6a" style:font-size-asian="14pt" style:font-style-asian="normal" style:font-weight-asian="normal" style:font-size-complex="14pt" style:font-weight-complex="normal"/>
    </style:style>
    <style:style style:name="T13" style:family="text">
      <style:text-properties fo:font-size="14pt" fo:font-style="normal" fo:font-weight="normal" officeooo:rsid="000922ee" style:font-size-asian="14pt" style:font-style-asian="normal" style:font-weight-asian="normal" style:font-size-complex="14pt" style:font-weight-complex="normal"/>
    </style:style>
    <style:style style:name="T14" style:family="text">
      <style:text-properties fo:font-size="14pt" fo:font-style="normal" fo:font-weight="normal" officeooo:rsid="00099c37" style:font-size-asian="14pt" style:font-style-asian="normal" style:font-weight-asian="normal" style:font-size-complex="14pt" style:font-weight-complex="normal"/>
    </style:style>
    <style:style style:name="T15" style:family="text">
      <style:text-properties fo:font-size="14pt" fo:font-style="normal" fo:font-weight="normal" officeooo:rsid="000ae0ba" style:font-size-asian="14pt" style:font-style-asian="normal" style:font-weight-asian="normal" style:font-size-complex="14pt" style:font-weight-complex="normal"/>
    </style:style>
    <style:style style:name="T16" style:family="text">
      <style:text-properties fo:font-size="14pt" fo:font-style="normal" fo:font-weight="normal" officeooo:rsid="000cc363" style:font-size-asian="14pt" style:font-style-asian="normal" style:font-weight-asian="normal" style:font-size-complex="14pt" style:font-weight-complex="normal"/>
    </style:style>
    <style:style style:name="T17" style:family="text">
      <style:text-properties fo:font-size="14pt" fo:background-color="#0000ff" loext:char-shading-value="0" style:font-size-asian="14pt" style:font-size-complex="14pt"/>
    </style:style>
    <style:style style:name="T18" style:family="text">
      <style:text-properties fo:font-size="14pt" fo:background-color="#0000ff" loext:char-shading-value="0" style:font-size-asian="14pt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Рецензія</text:span></text:p>
      <text:p text:style-name="P4"><text:span text:style-name="T2">на дипломну</text:span><text:span text:style-name="T4"> </text:span><text:span text:style-name="T2">роботу</text:span><text:span text:style-name="T4"> </text:span><text:span text:style-name="T2">освітньо-кваліфікаційного рівня “Магістр”,</text:span></text:p>
      <text:p text:style-name="P4"><text:span text:style-name="T8">виконану на тему:</text:span></text:p>
      <text:p text:style-name="P5"><text:span text:style-name="T5">“</text:span><text:span text:style-name="T6">МЕТОДИ РОЗПІЗНАВАННЯ ГРАФІЧНИХ ОБРАЗІВ НА ОСНОВІ ВИКОРИСТАННЯ БАГАТОПРОЦЕСОРНИХ АРХІТЕКТУР</text:span><text:span text:style-name="T5">”</text:span></text:p>
      <text:p text:style-name="P4"><text:span text:style-name="T8">студентом групи К</text:span><text:span text:style-name="T9">П</text:span><text:span text:style-name="T8">-</text:span><text:span text:style-name="T9">32</text:span><text:span text:style-name="T8">М </text:span><text:span text:style-name="T9">Паляницею Олегом Вікторовичем</text:span></text:p>
      <text:p text:style-name="P6"/>
      <text:p text:style-name="P2"><text:span text:style-name="T10">Магістерська дисертація, подана</text:span><text:span text:style-name="T7"> </text:span><text:span text:style-name="T10">для рецензування, за змістом повністю відповідає затвердженій темі. Актуальність обраної тематики зумовлена тим, </text:span><text:span text:style-name="T12">що проблеми розпізнавання характеризуються високою обсчислювальною складністю та великими обсягами даних для обробки.</text:span></text:p>
      <text:p text:style-name="P2"><text:span text:style-name="T13">У даній магістерській дисертації запропоновано методи розпізнавання графічних образів, які були розроблені шляхом адаптації методів Віоли-Джонса та MB-LBP під багатопроцесорні паралельні архітектури.</text:span><text:span text:style-name="T10"> Практична цінність дан</text:span><text:span text:style-name="T14">их</text:span><text:span text:style-name="T10"> </text:span><text:span text:style-name="T14">методів</text:span><text:span text:style-name="T10"> полягає у тому, що </text:span><text:span text:style-name="T14">вони дозволяють значно знизити час виконання процесів тренування класифікатора та виявлення графічних об'єктів на зображеннях, які в оригінальних методах є тривають досить довго. </text:span><text:span text:style-name="T10">За допомогою </text:span><text:span text:style-name="T14">розроблених способів</text:span><text:span text:style-name="T10"> можна </text:span><text:span text:style-name="T14">досягти майже лінійного прискорення процесу тренування класифікатора, у залежності від кількості процесів в розподіленій системі, та проводити виявлення графічних об'єктів у реальному часі.</text:span></text:p>
      <text:p text:style-name="P2"><text:span text:style-name="T10">Опис запропонован</text:span><text:span text:style-name="T14">их методів</text:span><text:span text:style-name="T10"> у магістерській дисертації є повним та обґрунтованим. </text:span><text:span text:style-name="T14">Для</text:span><text:span text:style-name="T10"> аналізу особливостей застосування запропонован</text:span><text:span text:style-name="T14">их</text:span><text:span text:style-name="T10"> </text:span><text:span text:style-name="T14">методів </text:span><text:span text:style-name="T10">було </text:span><text:span text:style-name="T14">розроблено </text:span><text:span text:style-name="T15">програмні модулі, що дозволяють проводити побудову класифікатора та виявляти графічні об'єкти </text:span><text:span text:style-name="T16">як </text:span><text:span text:style-name="T15">на статичних зображеннях, та</text:span><text:span text:style-name="T16">к</text:span><text:span text:style-name="T15"> </text:span><text:span text:style-name="T16">і </text:span><text:span text:style-name="T15">у відеопотоці.</text:span><text:span text:style-name="T10"> Виконана в рамках роботи програмна розробка може бути рекомендована до впровадження.</text:span></text:p>
      <text:p text:style-name="P2"><text:span text:style-name="T10">В цілому вважаю, що магістерська дисертація виконана на високому рівні, відповідає всім вимогам, які висуваються до випускних дипломних робіт освітньо-кваліфікаційного рівня “Магістр” зі спеціальності “Інженерія програмного забезпечення”, і заслуговує оцінки “відмінно”, а її автору, </text:span><text:span text:style-name="T11">Паляниці Олегу Вікторовичу</text:span><text:span text:style-name="T10">, може бути присвоєний кваліфікаційний рівень “Професіонал в галузі програмування”.</text:span></text:p>
      <text:p text:style-name="P3"/>
      <text:p text:style-name="P3"/>
      <text:p text:style-name="P3"/>
      <text:p text:style-name="P1"><text:span text:style-name="T3">Рецензент</text:span></text:p>
      <text:p text:style-name="P1"><text:span text:style-name="T17">ст.викл. каф. АСОІУ ФІОТ</text:span><text:span text:style-name="T18"><text:tab/><text:tab/><text:tab/>________ Молчановський О.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uk" fo:country="UA" style:letter-kerning="true" style:font-name-asian="Calibri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uk" fo:country="UA" style:letter-kerning="true" style:font-name-asian="Calibri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justify" style:justify-single-word="false"/>
      <style:text-properties style:language-asian="ru" style:country-asian="RU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 style:default-outline-level="">
      <style:text-properties fo:font-style="italic" fo:font-weight="bold" style:language-asian="ru" style:country-asian="RU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Body_20_Text_20_2_20_Char" style:display-name="Body Text 2 Char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dolsky</meta:initial-creator>
    <meta:editing-cycles>37</meta:editing-cycles>
    <meta:print-date>2012-05-10T18:22:00</meta:print-date>
    <meta:creation-date>2012-05-03T20:49:00</meta:creation-date>
    <dc:date>2015-06-10T00:17:26.628376842</dc:date>
    <meta:editing-duration>PT1H16M43S</meta:editing-duration>
    <meta:generator>LibreOffice/4.2.8.2$Linux_X86_64 LibreOffice_project/420m0$Build-2</meta:generator>
    <meta:document-statistic meta:table-count="0" meta:image-count="0" meta:object-count="0" meta:page-count="1" meta:paragraph-count="11" meta:word-count="237" meta:character-count="1995" meta:non-whitespace-character-count="1767"/>
    <meta:user-defined meta:name="AppVersion">15.0000</meta:user-defined>
    <meta:user-defined meta:name="Company">NTUU "KPI"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